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rsid="001e1213" officeooo:paragraph-rsid="001e121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1213" officeooo:paragraph-rsid="001e1213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 style:list-style-name="L1"/>
    <style:style style:name="T1" style:family="text">
      <style:text-properties officeooo:rsid="001e1213"/>
    </style:style>
    <style:style style:name="T2" style:family="text">
      <style:text-properties officeooo:rsid="002000e1"/>
    </style:style>
    <style:style style:name="T3" style:family="text">
      <style:text-properties officeooo:rsid="00205faa"/>
    </style:style>
    <style:style style:name="T4" style:family="text">
      <style:text-properties officeooo:rsid="0021a927"/>
    </style:style>
    <style:style style:name="T5" style:family="text">
      <style:text-properties officeooo:rsid="0021db09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<text:span text:style-name="T3">Inserisci</text:span> registro attività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mpiegato <text:span text:style-name="T2">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2">utente</text:span> accede al sistema e viene riconosciuto come <text:span text:style-name="T1">impiegato </text:span><text:span text:style-name="T2">asilo</text:span><text:span text:style-name="T1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529487" text:style-name="Numerazione_20_UC">
              <text:list-item text:start-value="1">
                <text:p text:style-name="Azione_20_attore"><text:span text:style-name="T2">L'impiegato</text:span> accede all'area per <text:span text:style-name="T3">inserire i dati delle attività di un tirocinante</text:span> <text:span text:style-name="T3">n</text:span><text:span text:style-name="T2">el registro.</text:span></text:p>
              </text:list-item>
              <text:list-item>
                <text:p text:style-name="Azione_20_sistema">Il sistema visualizza <text:span text:style-name="T3">una nuova</text:span> scheda<text:span text:style-name="T4"> per inserire le attività del tirocinante</text:span><text:span text:style-name="T5">0</text:span> <text:span text:style-name="T2">con i relativi campi (Data, Ora inizio, Ora fine, </text:span><text:span text:style-name="T4">descrizione</text:span><text:span text:style-name="T2">).</text:span></text:p>
              </text:list-item>
              <text:list-item>
                <text:p text:style-name="Azione_20_attore"><text:span text:style-name="T2">L'impiegato </text:span><text:span text:style-name="T3">compila</text:span><text:span text:style-name="T2"> i campi </text:span>e conferma.</text:p>
              </text:list-item>
              <text:list-item>
                <text:p text:style-name="Azione_20_sistema">Il sistema riceve la form <text:span text:style-name="T3">con</text:span> i <text:span text:style-name="T3">campi compilati e li inserisce</text:span> nel database.</text:p>
              </text:list-item>
              <text:list-item>
                <text:p text:style-name="Azione_20_sistema">Il sistema invia un messaggio di avvenuta <text:span text:style-name="T3">inserimento</text:span> al<text:span text:style-name="T2">l'impiegato</text:span>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1">Il sistema mostra i </text:span><text:span text:style-name="T3">nuovi dati</text:span>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5546624" text:style-name="L1">
              <text:list-item text:start-value="1">
                <text:p text:style-name="P7">Il sistema mostra all'utente un messaggio di errore che indica l'errore verificatosi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tutte le form entro 20 secondi dalla richiesta.</text:p>
            <text:p text:style-name="Table_20_Contents">Il sistema deve visualizzare il messaggio di errore o la fascia oraria aggiornata entro 20 secondi dalla conferma delle modifiche.</text:p>
          </table:table-cell>
        </table:table-row>
      </table:table>
      <text:p text:style-name="P6">UC_M_31_<text:span text:style-name="T3">Inserisci</text:span> registro attività tirocina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1M57S</meta:editing-duration>
    <meta:editing-cycles>7</meta:editing-cycles>
    <meta:generator>LibreOffice/3.6$Windows_x86 LibreOffice_project/da8c1e6-fd468f4-454e206-f42a4a9-143cfd</meta:generator>
    <dc:date>2012-11-16T15:44:13.74</dc:date>
    <meta:document-statistic meta:table-count="1" meta:image-count="0" meta:object-count="0" meta:page-count="1" meta:paragraph-count="22" meta:word-count="160" meta:character-count="1062" meta:non-whitespace-character-count="930"/>
  </office:meta>
</office:document-meta>
</file>